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8765" officeooo:paragraph-rsid="001d8765"/>
    </style:style>
    <style:style style:name="T1" style:family="text">
      <style:text-properties officeooo:rsid="001d87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s Beraldi - 3219</text:p>
      <text:p text:style-name="P1"/>
      <text:p text:style-name="P1"/>
      <text:p text:style-name="P1">01 – O que é um sistema operacional ?</text:p>
      <text:p text:style-name="P1"/>
      <text:p text:style-name="P1">Um sistema operacional é considerado a alma de um dispositivo, ele converte todos os dados que o usuário produz em uma linguagem que a máquina entende, além disso, confere todos os componentes eletrônicos e digitais como teclado e mouse ou softwares, ele também gerencia usos de componentes eletrônicos como memória RAM e processador.</text:p>
      <text:p text:style-name="P1"/>
      <text:p text:style-name="P1"/>
      <text:p text:style-name="P1">02 – Qual a relação do SO com os peopleware e hardware ?</text:p>
      <text:p text:style-name="P1"/>
      <text:p text:style-name="P1">Uma das principais funções do SO é gerenciar os dados que o usuário gera, convertendo para linguagem de máquina, assim, ele pode gerenciar os hardware do computador para melhor resolver o que é solicitado.</text:p>
      <text:p text:style-name="P1"/>
      <text:p text:style-name="P1"/>
      <text:p text:style-name="P1">03 – Quais os principais SO’s do mercado ?</text:p>
      <text:p text:style-name="P1"/>
      <text:p text:style-name="Text_20_body">Os principais SO’s do mercado são Windows da Microsoft, <text:span text:style-name="T1">MAC OS da Apple e Linux sendo um software livre de código aberto (Open source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9:27:19.187000000</meta:creation-date>
    <dc:date>2023-08-15T19:41:11.839000000</dc:date>
    <meta:editing-duration>PT13M54S</meta:editing-duration>
    <meta:editing-cycles>1</meta:editing-cycles>
    <meta:document-statistic meta:table-count="0" meta:image-count="0" meta:object-count="0" meta:page-count="1" meta:paragraph-count="7" meta:word-count="143" meta:character-count="828" meta:non-whitespace-character-count="689"/>
    <meta:generator>LibreOffice/7.5.1.2$Windows_X86_64 LibreOffice_project/fcbaee479e84c6cd81291587d2ee68cba099e129</meta:generator>
  </office:meta>
</office:document-meta>
</file>